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76fef" officeooo:paragraph-rsid="001cb31f"/>
    </style:style>
    <style:style style:name="P2" style:family="paragraph" style:parent-style-name="Standard">
      <style:paragraph-properties fo:text-align="start" style:justify-single-word="false"/>
      <style:text-properties officeooo:rsid="00117a00" officeooo:paragraph-rsid="001cb31f"/>
    </style:style>
    <style:style style:name="P3" style:family="paragraph" style:parent-style-name="Standard">
      <style:paragraph-properties fo:text-align="start" style:justify-single-word="false"/>
      <style:text-properties officeooo:rsid="00172309" officeooo:paragraph-rsid="001cb31f"/>
    </style:style>
    <style:style style:name="P4" style:family="paragraph" style:parent-style-name="Standard">
      <style:paragraph-properties fo:text-align="center" style:justify-single-word="false"/>
      <style:text-properties officeooo:rsid="00172309" officeooo:paragraph-rsid="001cb31f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bold" officeooo:rsid="0003184c" officeooo:paragraph-rsid="001cb31f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fo:font-weight="bold" officeooo:rsid="0003184c" officeooo:paragraph-rsid="001cb31f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33333" style:font-name="monospace" fo:font-size="9pt" fo:letter-spacing="normal" fo:font-style="normal" fo:font-weight="normal" officeooo:rsid="001a5919" officeooo:paragraph-rsid="001cb31f" fo:background-color="#ffff00"/>
    </style:style>
    <style:style style:name="P8" style:family="paragraph" style:parent-style-name="Standard">
      <style:paragraph-properties fo:text-align="start" style:justify-single-word="false"/>
      <style:text-properties officeooo:rsid="00117a00" officeooo:paragraph-rsid="001cb31f"/>
    </style:style>
    <style:style style:name="T1" style:family="text">
      <style:text-properties officeooo:rsid="00172309"/>
    </style:style>
    <style:style style:name="T2" style:family="text">
      <style:text-properties fo:font-variant="normal" fo:text-transform="none" fo:color="#333333" style:font-name="monospace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monospace" fo:font-size="9pt" fo:letter-spacing="normal" fo:font-style="normal" fo:font-weight="normal" officeooo:rsid="001a5919" fo:background-color="#ffff00" loext:char-shading-value="0"/>
    </style:style>
    <style:style style:name="T4" style:family="text">
      <style:text-properties fo:font-variant="normal" fo:text-transform="none" fo:color="#333333" style:font-name="monospace" fo:font-size="13pt" fo:letter-spacing="normal" fo:font-style="italic" fo:font-weight="bold" officeooo:rsid="00276fef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fo:font-variant="normal" fo:text-transform="none" fo:color="#333333" style:font-name="monospace" fo:font-size="13pt" fo:letter-spacing="normal" fo:font-style="italic" fo:font-weight="bold" officeooo:rsid="001cb31f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font-variant="normal" fo:text-transform="none" fo:color="#333333" fo:letter-spacing="normal"/>
    </style:style>
    <style:style style:name="T7" style:family="text">
      <style:text-properties fo:font-variant="normal" fo:text-transform="none" fo:color="#008080" style:font-name="monospace" fo:font-size="9pt" fo:letter-spacing="normal" fo:font-style="normal" fo:font-weight="normal"/>
    </style:style>
    <style:style style:name="T8" style:family="text">
      <style:text-properties fo:font-variant="normal" fo:text-transform="none" fo:color="#009926" style:font-name="monospace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ling OpenFace:</text:p>
      <text:p text:style-name="P2"/>
      <text:p text:style-name="P2"/>
      <text:p text:style-name="P3">After you open the terminal in Linux navigate to the root directory of your Linux OS and do the following: </text:p>
      <text:p text:style-name="P3"/>
      <text:p text:style-name="P2">First we will go through the installation and usage of OpenFace through the use of pre-built Docker.</text:p>
      <text:p text:style-name="P2"/>
      <text:p text:style-name="P5">Installing Docker: </text:p>
      <text:p text:style-name="P2"/>
      <text:p text:style-name="P2">Follow the below <text:span text:style-name="T1">link</text:span> to install docker in your machine:</text:p>
      <text:p text:style-name="P2"/>
      <text:p text:style-name="P2"/>
      <text:p text:style-name="P2"/>
      <text:p text:style-name="P2"/>
      <text:p text:style-name="P2"/>
      <text:p text:style-name="P3"><text:a xlink:type="simple" xlink:href="https://docs.docker.com/install/linux/docker-ce/ubuntu/#install-docker-ce" text:style-name="Internet_20_link" text:visited-style-name="Visited_20_Internet_20_Link">https://docs.docker.com/install/linux/docker-ce/ubuntu/#install-docker-ce</text:a></text:p>
      <text:p text:style-name="P3"/>
      <text:p text:style-name="P3"/>
      <text:p text:style-name="P5">The below commands for running and using OpenFace.</text:p>
      <text:p text:style-name="P3"/>
      <text:p text:style-name="P3"><text:span text:style-name="T2">docker pull bamos/openface </text:span><text:line-break/></text:p>
      <text:p text:style-name="P3"><text:span text:style-name="T2">docker run -p </text:span><text:span text:style-name="T7">9000</text:span><text:span text:style-name="T2">:</text:span><text:span text:style-name="T7">9000</text:span><text:span text:style-name="T6"> </text:span><text:span text:style-name="T2">-p </text:span><text:span text:style-name="T7">8000</text:span><text:span text:style-name="T2">:</text:span><text:span text:style-name="T7">8000</text:span><text:span text:style-name="T6"> </text:span><text:span text:style-name="T2">-t -i bamos</text:span><text:span text:style-name="T8">/openface /</text:span><text:span text:style-name="T2">bin/bash </text:span><text:line-break/></text:p>
      <text:p text:style-name="P3"><text:span text:style-name="T2">cd </text:span><text:span text:style-name="T8">/root/</text:span><text:span text:style-name="T2">openface </text:span><text:line-break/></text:p>
      <text:p text:style-name="P3"><text:span text:style-name="T2">.</text:span><text:span text:style-name="T8">/demos/</text:span><text:span text:style-name="T2">compare.py images</text:span><text:span text:style-name="T8">/examples/</text:span><text:span text:style-name="T2">{lennon*,clapton*} <text:s/></text:span><text:span text:style-name="T3">This will show you some combinations of images along with the vector distance between them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5">Tentative </text:span><text:span text:style-name="T4">Deadline Schedule for Project:</text:span><text:line-break/></text:p>
      <text:p text:style-name="P1">27 Feb : Complete installation of Docker and OpenFace.</text:p>
      <text:p text:style-name="P1"/>
      <text:p text:style-name="P1">28 Feb : Do some experimenting with OpenFace pre-built docker and Install OpenCV and it’s <text:tab/> <text:tab/> <text:s/>dependencies.</text:p>
      <text:p text:style-name="P1"/>
      <text:p text:style-name="P1">01 Mar : Try to run OpenFace files without Docker</text:p>
      <text:p text:style-name="P1"/>
      <text:p text:style-name="P1">02 Mar : Try to run OpenFace files without Docker</text:p>
      <text:p text:style-name="P1"/>
      <text:p text:style-name="P1">03 Mar : AIML Class</text:p>
      <text:p text:style-name="P1"/>
      <text:p text:style-name="P1">04 Mar : Run OpenFace on our own images and do some experimenting.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3:27:12.724997374</meta:creation-date>
    <dc:date>2018-03-03T17:27:17.579761758</dc:date>
    <meta:editing-duration>PT3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60" meta:character-count="1076" meta:non-whitespace-character-count="915"/>
  </office:meta>
</office:document-meta>
</file>